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lucky Day</text:p>
      <text:p text:style-name="Standard"/>
      <text:p text:style-name="Standard">On March 13, 2020, the US declared a COVID-19 National Emergency. Perhaps unknown to some, the date also falls on Friday the 13th!</text:p>
      <text:p text:style-name="Standard"/>
      <text:p text:style-name="Standard">Determined that the Thirteenths are cursed, Farmer John asks for your help to compute the number of times the 13th date of each month falls on Saturday through Friday. This will help him make predictions/preparations for the next unlucky day (and perhaps he will save the world as well).</text:p>
      <text:p text:style-name="Standard"/>
      <text:p text:style-name="Standard">For the sake of simplicity, you are given a number N (1 &lt;= N &lt;= 4000). Please compute the answer in the time period from January 1, 1900 to December 31, 1900+N-1.</text:p>
      <text:p text:style-name="Standard"/>
      <text:p text:style-name="Standard">Here are a few facts to get you started:</text:p>
      <text:p text:style-name="Standard"/>
      <text:p text:style-name="Standard">January 1, 1900 was on a Monday</text:p>
      <text:p text:style-name="Standard"/>
      <text:p text:style-name="Standard">The months that have 31 days: January, March, May, July, August, October, December</text:p>
      <text:p text:style-name="Standard"/>
      <text:p text:style-name="Standard">The months that have 30 days: April, June, September, November</text:p>
      <text:p text:style-name="Standard"/>
      <text:p text:style-name="Standard">February is a special case: it has 28 days on a normal year and 29 days on a leap year</text:p>
      <text:p text:style-name="Standard"/>
      <text:p text:style-name="Standard">Every year evenly divisible by 4 is a leap year (2004 is a leap year but 2006 is not)</text:p>
      <text:p text:style-name="Standard"/>
      <text:p text:style-name="Standard">Century years are not leap years unless they are divisible by 400 (2000 is a leap year but 1700, 1800, 1900, 2100, 2200 are not)</text:p>
      <text:p text:style-name="Standard"/>
      <text:p text:style-name="Standard">INPUT FORMAT</text:p>
      <text:p text:style-name="Standard"/>
      <text:p text:style-name="Standard">* Line 1: A single integer: N (Number of years added to 1900)</text:p>
      <text:p text:style-name="Standard"/>
      <text:p text:style-name="Standard">OUTPUT FORMAT</text:p>
      <text:p text:style-name="Standard"/>
      <text:p text:style-name="Standard">Print seven integers representing the number of times the 13th falls on Saturday, Sunday, Monday, .., Friday.</text:p>
      <text:p text:style-name="Standard"/>
      <text:p text:style-name="Standard">SAMPLE INPUT</text:p>
      <text:p text:style-name="Standard"/>
      <text:p text:style-name="Standard">21</text:p>
      <text:p text:style-name="Standard">SAMPLE OUTPUT</text:p>
      <text:p text:style-name="Standard"/>
      <text:p text:style-name="Standard">38 34 36 36 36 36 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9T18:46:43.544000000</meta:creation-date>
    <dc:date>2022-07-09T18:47:26.097000000</dc:date>
    <meta:editing-duration>PT42S</meta:editing-duration>
    <meta:editing-cycles>1</meta:editing-cycles>
    <meta:document-statistic meta:table-count="0" meta:image-count="0" meta:object-count="0" meta:page-count="1" meta:paragraph-count="19" meta:word-count="255" meta:character-count="1346" meta:non-whitespace-character-count="1110"/>
    <meta:generator>LibreOffice/5.4.6.2$Windows_X86_64 LibreOffice_project/4014ce260a04f1026ba855d3b8d91541c224eab8</meta:generator>
  </office:meta>
</office:document-meta>
</file>